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Grande" svg:font-family="LucidaGrande"/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5.4055in"/>
    </style:style>
    <style:style style:name="co3" style:family="table-column">
      <style:table-column-properties fo:break-before="auto" style:column-width="1.0984in"/>
    </style:style>
    <style:style style:name="co4" style:family="table-column">
      <style:table-column-properties fo:break-before="auto" style:column-width="3.9146in"/>
    </style:style>
    <style:style style:name="co5" style:family="table-column">
      <style:table-column-properties fo:break-before="auto" style:column-width="3.2in"/>
    </style:style>
    <style:style style:name="co6" style:family="table-column">
      <style:table-column-properties fo:break-before="auto" style:column-width="8.0827in"/>
    </style:style>
    <style:style style:name="co7" style:family="table-column">
      <style:table-column-properties fo:break-before="auto" style:column-width="5.3362in"/>
    </style:style>
    <style:style style:name="co8" style:family="table-column">
      <style:table-column-properties fo:break-before="auto" style:column-width="2.4583in"/>
    </style:style>
    <style:style style:name="ro3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20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0.0138in solid #d5d5d5"/>
      <style:text-properties style:use-window-font-color="true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138in solid #d5d5d5" fo:background-color="#ececec" fo:border-left="none" fo:border-right="0.0138in solid #d5d5d5" fo:border-top="0.0138in solid #d5d5d5"/>
      <style:text-properties fo:color="#434343" style:text-outline="false" style:text-line-through-style="none" style:font-name="LucidaGrand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Grande" style:font-size-asian="11pt" style:language-asian="en" style:country-asian="US" style:font-style-asian="normal" style:font-weight-asian="bold" style:font-size-complex="6.2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cecec" fo:border="0.0138in solid #d5d5d5"/>
      <style:text-properties fo:color="#434343" style:text-outline="false" style:text-line-through-style="none" style:font-name="LucidaGrand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Grande" style:font-size-asian="11pt" style:language-asian="en" style:country-asian="US" style:font-style-asian="normal" style:font-weight-asian="bold" style:font-size-complex="6.2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37">
      <style:table-cell-properties fo:border="0.0138in solid #d5d5d5"/>
      <style:text-properties style:use-window-font-color="true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ce4"/>
        <table:table-column table:style-name="co1" table:number-columns-repeated="2" table:default-cell-style-name="Default"/>
        <table:table-row table:style-name="ro2">
          <table:table-cell office:value-type="string">
            <text:p>cocos2d-x</text:p>
          </table:table-cell>
          <table:table-cell office:value-type="string">
            <text:p>e298a4a875ebaf38de3962db65f798dee03cc445</text:p>
          </table:table-cell>
          <table:table-cell office:value-type="string">
            <text:p>c</text:p>
          </table:table-cell>
          <table:table-cell office:value-type="string">
            <text:p>external/freetype-2.4.11/src/gzip/adler32.c</text:p>
          </table:table-cell>
          <table:table-cell office:value-type="string">
            <text:p>f</text:p>
          </table:table-cell>
          <table:table-cell office:value-type="string">
            <text:p>NA</text:p>
          </table:table-cell>
          <table:table-cell table:number-columns-repeated="3" office:value-type="float" office:value="0">
            <text:p>0</text:p>
          </table:table-cell>
          <table:table-cell office:value-type="float" office:value="48">
            <text:p>48</text:p>
          </table:table-cell>
          <table:table-cell table:style-name="ce3" office:value-type="string">
            <text:p>? -&gt; Misses a Macro</text:p>
          </table:table-cell>
          <table:table-cell table:style-name="ce3" table:number-columns-repeated="2"/>
          <table:table-cell table:style-name="ce3" office:value-type="string">
            <text:p>Okay, For this, I'm just going to try to make sure that there's no missed function, not that the counts of line changes are accurate (unless relevant to the function. <text:s/>They may be in pieces depending on the log.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>
            <text:p>gcc</text:p>
          </table:table-cell>
          <table:table-cell office:value-type="string">
            <text:p>94ea856876f6fe2524e543d8641f5c026c907031</text:p>
          </table:table-cell>
          <table:table-cell office:value-type="string">
            <text:p>c</text:p>
          </table:table-cell>
          <table:table-cell office:value-type="string">
            <text:p>gcc/lto/lto-object.c</text:p>
          </table:table-cell>
          <table:table-cell office:value-type="string">
            <text:p>f</text:p>
          </table:table-cell>
          <table:table-cell office:value-type="string">
            <text:p>along with GCC; see the file COPYING3. <text:s/>If not see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Y-No function</text:p>
          </table:table-cell>
          <table:table-cell table:number-columns-repeated="6"/>
        </table:table-row>
        <table:table-row table:style-name="ro4">
          <table:table-cell office:value-type="string">
            <text:p>gcc</text:p>
          </table:table-cell>
          <table:table-cell office:value-type="string">
            <text:p>32374e3c5f1de3cdbcc91655e567165807134275</text:p>
          </table:table-cell>
          <table:table-cell office:value-type="string">
            <text:p>c</text:p>
          </table:table-cell>
          <table:table-cell office:value-type="string">
            <text:p>gcc/config/rs6000/rs6000-c.c</text:p>
          </table:table-cell>
          <table:table-cell office:value-type="string">
            <text:p>f</text:p>
          </table:table-cell>
          <table:table-cell office:value-type="string">
            <text:p>const struct altivec_builtin_types altivec_overloaded_builtins[] = {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Y-No function</text:p>
          </table:table-cell>
          <table:table-cell table:number-columns-repeated="6"/>
        </table:table-row>
        <table:table-row table:style-name="ro4">
          <table:table-cell office:value-type="string">
            <text:p>gcc</text:p>
          </table:table-cell>
          <table:table-cell office:value-type="string">
            <text:p>f89763bf6ff3ad0b72a83a62cfa0dafad56096fc</text:p>
          </table:table-cell>
          <table:table-cell office:value-type="string">
            <text:p>c</text:p>
          </table:table-cell>
          <table:table-cell office:value-type="string">
            <text:p>libf2c/libF77/Version.c</text:p>
          </table:table-cell>
          <table:table-cell office:value-type="string">
            <text:p>f</text:p>
          </table:table-cell>
          <table:table-cell office:value-type="string">
            <text:p>\\n@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-No function</text:p>
          </table:table-cell>
          <table:table-cell table:number-columns-repeated="6"/>
        </table:table-row>
        <table:table-row table:style-name="ro4">
          <table:table-cell office:value-type="string">
            <text:p>gcc</text:p>
          </table:table-cell>
          <table:table-cell office:value-type="string">
            <text:p>a77b550eecdadc6c963ed7fdaf30af22199ecaab</text:p>
          </table:table-cell>
          <table:table-cell office:value-type="string">
            <text:p>c</text:p>
          </table:table-cell>
          <table:table-cell office:value-type="string">
            <text:p>gcc/java/parse.c</text:p>
          </table:table-cell>
          <table:table-cell office:value-type="string">
            <text:p>f</text:p>
          </table:table-cell>
          <table:table-cell office:value-type="string">
            <text:p>case 231: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n? → unclear, no function seen in log output, but inside switch statement</text:p>
          </table:table-cell>
          <table:table-cell table:number-columns-repeated="6"/>
        </table:table-row>
        <table:table-row table:style-name="ro2">
          <table:table-cell office:value-type="string">
            <text:p>gcc</text:p>
          </table:table-cell>
          <table:table-cell office:value-type="string">
            <text:p>7d752f28b590bbad13c877c2aa7f5f8de2cdff10</text:p>
          </table:table-cell>
          <table:table-cell office:value-type="string">
            <text:p>cc</text:p>
          </table:table-cell>
          <table:table-cell office:value-type="string">
            <text:p>libsanitizer/tsan/tsan_interceptors.cc</text:p>
          </table:table-cell>
          <table:table-cell office:value-type="string">
            <text:p>f</text:p>
          </table:table-cell>
          <table:table-cell office:value-type="string">
            <text:p>const int SIGSEGV = 11;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Y-No function</text:p>
          </table:table-cell>
          <table:table-cell table:number-columns-repeated="6"/>
        </table:table-row>
        <table:table-row table:style-name="ro2">
          <table:table-cell office:value-type="string">
            <text:p>gcc</text:p>
          </table:table-cell>
          <table:table-cell office:value-type="string">
            <text:p>41f2d5e84d7a765959ef14ccc56a63ba65564c5f</text:p>
          </table:table-cell>
          <table:table-cell office:value-type="string">
            <text:p>c</text:p>
          </table:table-cell>
          <table:table-cell office:value-type="string">
            <text:p>libgfortran/generated/maxloc0_4_r8.c</text:p>
          </table:table-cell>
          <table:table-cell office:value-type="string">
            <text:p>f</text:p>
          </table:table-cell>
          <table:table-cell office:value-type="string">
            <text:p>Boston, MA 02110-1301, USA. <text:s/>*/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-No function</text:p>
          </table:table-cell>
          <table:table-cell table:number-columns-repeated="6"/>
        </table:table-row>
        <table:table-row table:style-name="ro2">
          <table:table-cell office:value-type="string">
            <text:p>gcc</text:p>
          </table:table-cell>
          <table:table-cell office:value-type="string">
            <text:p>d0ceae4d0ddfd754919be8ff43b3f9ee295733c8</text:p>
          </table:table-cell>
          <table:table-cell office:value-type="string">
            <text:p>c</text:p>
          </table:table-cell>
          <table:table-cell office:value-type="string">
            <text:p>gcc/cp/class.c</text:p>
          </table:table-cell>
          <table:table-cell office:value-type="string">
            <text:p>f</text:p>
          </table:table-cell>
          <table:table-cell office:value-type="string">
            <text:p>typedef struct vcall_offset_data_s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Y-No function</text:p>
          </table:table-cell>
          <table:table-cell table:number-columns-repeated="6"/>
        </table:table-row>
        <table:table-row table:style-name="ro4">
          <table:table-cell office:value-type="string">
            <text:p>gcc</text:p>
          </table:table-cell>
          <table:table-cell office:value-type="string">
            <text:p>6e4e892605331e0619df10f78bb41adf6efc3d9f</text:p>
          </table:table-cell>
          <table:table-cell office:value-type="string">
            <text:p>c</text:p>
          </table:table-cell>
          <table:table-cell office:value-type="string">
            <text:p>gcc/cp/parse.c</text:p>
          </table:table-cell>
          <table:table-cell office:value-type="string">
            <text:p>f</text:p>
          </table:table-cell>
          <table:table-cell office:value-type="string">
            <text:p>case 818: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n? → unclear, no function seen in log output, but inside switch statement</text:p>
          </table:table-cell>
          <table:table-cell table:number-columns-repeated="6"/>
        </table:table-row>
        <table:table-row table:style-name="ro2">
          <table:table-cell office:value-type="string">
            <text:p>hiphop-php</text:p>
          </table:table-cell>
          <table:table-cell office:value-type="string">
            <text:p>09bfdfe1c9ca0f499d430a82f49eb7cc696a0a0e</text:p>
          </table:table-cell>
          <table:table-cell office:value-type="string">
            <text:p>cpp</text:p>
          </table:table-cell>
          <table:table-cell office:value-type="string">
            <text:p>hphp/parser/hphp.tab.cpp</text:p>
          </table:table-cell>
          <table:table-cell office:value-type="string">
            <text:p>f</text:p>
          </table:table-cell>
          <table:table-cell office:value-type="string">
            <text:p>yyreduce: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N – label problem</text:p>
          </table:table-cell>
          <table:table-cell table:number-columns-repeated="6"/>
        </table:table-row>
        <table:table-row table:style-name="ro2">
          <table:table-cell office:value-type="string">
            <text:p>hiphop-php</text:p>
          </table:table-cell>
          <table:table-cell office:value-type="string">
            <text:p>4dfd188c35677319a74016c0f0161fa6f786e48d</text:p>
          </table:table-cell>
          <table:table-cell office:value-type="string">
            <text:p>cpp</text:p>
          </table:table-cell>
          <table:table-cell office:value-type="string">
            <text:p>hphp/compiler/parser/hphp.tab.cpp</text:p>
          </table:table-cell>
          <table:table-cell office:value-type="string">
            <text:p>f</text:p>
          </table:table-cell>
          <table:table-cell office:value-type="string">
            <text:p>yyreduce: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N – label problem</text:p>
          </table:table-cell>
          <table:table-cell table:number-columns-repeated="6"/>
        </table:table-row>
        <table:table-row table:style-name="ro2">
          <table:table-cell office:value-type="string">
            <text:p>hiphop-php</text:p>
          </table:table-cell>
          <table:table-cell office:value-type="string">
            <text:p>7a01fcc066932605efd930c544d2c78f57d37e4a</text:p>
          </table:table-cell>
          <table:table-cell office:value-type="string">
            <text:p>cpp</text:p>
          </table:table-cell>
          <table:table-cell office:value-type="string">
            <text:p>hphp/parser/hphp.tab.cpp</text:p>
          </table:table-cell>
          <table:table-cell office:value-type="string">
            <text:p>f</text:p>
          </table:table-cell>
          <table:table-cell office:value-type="string">
            <text:p>yyreduce: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 – label problem</text:p>
          </table:table-cell>
          <table:table-cell table:number-columns-repeated="6"/>
        </table:table-row>
        <table:table-row table:style-name="ro2">
          <table:table-cell office:value-type="string">
            <text:p>hiphop-php</text:p>
          </table:table-cell>
          <table:table-cell office:value-type="string">
            <text:p>5323725b0c68d4f906f30b2279d4a11d93160f17</text:p>
          </table:table-cell>
          <table:table-cell office:value-type="string">
            <text:p>cpp</text:p>
          </table:table-cell>
          <table:table-cell office:value-type="string">
            <text:p>hphp/system/class_map.cpp</text:p>
          </table:table-cell>
          <table:table-cell office:value-type="string">
            <text:p>f</text:p>
          </table:table-cell>
          <table:table-cell office:value-type="string">
            <text:p>const char *g_class_map[] = {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-No function</text:p>
          </table:table-cell>
          <table:table-cell table:number-columns-repeated="6"/>
        </table:table-row>
        <table:table-row table:style-name="ro4">
          <table:table-cell office:value-type="string">
            <text:p>hiphop-php</text:p>
          </table:table-cell>
          <table:table-cell office:value-type="string">
            <text:p>d2f886101b64e76b4ff72a7a3f1520d940223cca</text:p>
          </table:table-cell>
          <table:table-cell office:value-type="string">
            <text:p>cpp</text:p>
          </table:table-cell>
          <table:table-cell office:value-type="string">
            <text:p>src/system/gen/php/globals/constants.cpp</text:p>
          </table:table-cell>
          <table:table-cell office:value-type="string">
            <text:p>f</text:p>
          </table:table-cell>
          <table:table-cell office:value-type="string">
            <text:p>const int64 k_IMAGETYPE_WBMP = 15LL;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Y-No function</text:p>
          </table:table-cell>
          <table:table-cell table:number-columns-repeated="6"/>
        </table:table-row>
        <table:table-row table:style-name="ro2">
          <table:table-cell office:value-type="string">
            <text:p>libgdx</text:p>
          </table:table-cell>
          <table:table-cell office:value-type="string">
            <text:p>5ff67d73c84f2cb1a18aa9ab9515a0eb55044c9a</text:p>
          </table:table-cell>
          <table:table-cell office:value-type="string">
            <text:p>cpp</text:p>
          </table:table-cell>
          <table:table-cell office:value-type="string">
            <text:p>extensions/gdx-bullet/jni/swig-src/gdxBullet_wrap.cpp</text:p>
          </table:table-cell>
          <table:table-cell office:value-type="string">
            <text:p>f</text:p>
          </table:table-cell>
          <table:table-cell office:value-type="string">
            <text:p>SWIGEXPORT void JNICALL Java_com_badlogic_gdx_physics_bullet_gdxBulletJNI_btChar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?? → I think this is a function correctly parsed, but not handled by our filter properly</text:p>
          </table:table-cell>
          <table:table-cell table:number-columns-repeated="5"/>
          <table:table-cell office:value-type="string">
            <text:p>Guess 74% marked aren't functions...</text:p>
          </table:table-cell>
        </table:table-row>
        <table:table-row table:style-name="ro2">
          <table:table-cell office:value-type="string">
            <text:p>libgdx</text:p>
          </table:table-cell>
          <table:table-cell office:value-type="string">
            <text:p>8dd998080f14ce2bb10ac92738b039d581373e3f</text:p>
          </table:table-cell>
          <table:table-cell office:value-type="string">
            <text:p>cpp</text:p>
          </table:table-cell>
          <table:table-cell office:value-type="string">
            <text:p>extensions/gdx-bullet/jni/swig-src/gdxBullet_wrap.cpp</text:p>
          </table:table-cell>
          <table:table-cell office:value-type="string">
            <text:p>f</text:p>
          </table:table-cell>
          <table:table-cell office:value-type="string">
            <text:p>SWIGEXPORT void JNICALL Java_com_badlogic_gdx_physics_bullet_gdxBulletJNI_delet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?? → I think this is a function correctly parsed, but not handled by our filter properly</text:p>
          </table:table-cell>
          <table:table-cell table:number-columns-repeated="6"/>
        </table:table-row>
        <table:table-row table:style-name="ro2">
          <table:table-cell office:value-type="string">
            <text:p>linux</text:p>
          </table:table-cell>
          <table:table-cell office:value-type="string">
            <text:p>d6dd61c831226f9cd7750885da04d360d6455101</text:p>
          </table:table-cell>
          <table:table-cell office:value-type="string">
            <text:p>c</text:p>
          </table:table-cell>
          <table:table-cell office:value-type="string">
            <text:p>arch/i386/kernel/paravirt.c</text:p>
          </table:table-cell>
          <table:table-cell office:value-type="string">
            <text:p>f</text:p>
          </table:table-cell>
          <table:table-cell office:value-type="string">
            <text:p>struct paravirt_ops paravirt_ops = {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Y-No function</text:p>
          </table:table-cell>
          <table:table-cell table:number-columns-repeated="6"/>
        </table:table-row>
        <table:table-row table:style-name="ro2">
          <table:table-cell office:value-type="string">
            <text:p>linux</text:p>
          </table:table-cell>
          <table:table-cell office:value-type="string">
            <text:p>14e50e57aedb2a89cf79b77782879769794cab7b</text:p>
          </table:table-cell>
          <table:table-cell office:value-type="string">
            <text:p>c</text:p>
          </table:table-cell>
          <table:table-cell office:value-type="string">
            <text:p>net/core/sysctl_net_core.c</text:p>
          </table:table-cell>
          <table:table-cell office:value-type="string">
            <text:p>f</text:p>
          </table:table-cell>
          <table:table-cell office:value-type="string">
            <text:p>ctl_table core_table[] = {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Y-No function</text:p>
          </table:table-cell>
          <table:table-cell table:number-columns-repeated="6"/>
        </table:table-row>
        <table:table-row table:style-name="ro2">
          <table:table-cell office:value-type="string">
            <text:p>linux</text:p>
          </table:table-cell>
          <table:table-cell office:value-type="string">
            <text:p>22a85e4cd51b49ec99703ddfdff8686d5442a093</text:p>
          </table:table-cell>
          <table:table-cell office:value-type="string">
            <text:p>c</text:p>
          </table:table-cell>
          <table:table-cell office:value-type="string">
            <text:p>drivers/spi/spi-imx.c</text:p>
          </table:table-cell>
          <table:table-cell office:value-type="string">
            <text:p>f</text:p>
          </table:table-cell>
          <table:table-cell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Y-No function</text:p>
          </table:table-cell>
          <table:table-cell table:number-columns-repeated="6"/>
        </table:table-row>
        <table:table-row table:style-name="ro4">
          <table:table-cell office:value-type="string">
            <text:p>linux</text:p>
          </table:table-cell>
          <table:table-cell office:value-type="string">
            <text:p>7a79e94e973639da7bf1b8242d504f9db9e5e848</text:p>
          </table:table-cell>
          <table:table-cell office:value-type="string">
            <text:p>c</text:p>
          </table:table-cell>
          <table:table-cell office:value-type="string">
            <text:p>sound/soc/codecs/wm8737.c</text:p>
          </table:table-cell>
          <table:table-cell office:value-type="string">
            <text:p>f</text:p>
          </table:table-cell>
          <table:table-cell office:value-type="string">
            <text:p>static struct i2c_driver wm8737_i2c_driver = {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-functions, but 1-1 outside of functions</text:p>
          </table:table-cell>
          <table:table-cell table:number-columns-repeated="6"/>
        </table:table-row>
        <table:table-row table:style-name="ro4">
          <table:table-cell office:value-type="string">
            <text:p>linux</text:p>
          </table:table-cell>
          <table:table-cell office:value-type="string">
            <text:p>3db11feffc1ad2ab9dea27789e6b5b3032827adc</text:p>
          </table:table-cell>
          <table:table-cell office:value-type="string">
            <text:p>c</text:p>
          </table:table-cell>
          <table:table-cell office:value-type="string">
            <text:p>drivers/i2c/busses/i2c-omap.c</text:p>
          </table:table-cell>
          <table:table-cell office:value-type="string">
            <text:p>f</text:p>
          </table:table-cell>
          <table:table-cell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Y-No function</text:p>
          </table:table-cell>
          <table:table-cell table:number-columns-repeated="6"/>
        </table:table-row>
        <table:table-row table:style-name="ro2">
          <table:table-cell office:value-type="string">
            <text:p>linux</text:p>
          </table:table-cell>
          <table:table-cell office:value-type="string">
            <text:p>8ccdf1ae9d223d144919788c221c1c559fa56588</text:p>
          </table:table-cell>
          <table:table-cell office:value-type="string">
            <text:p>c</text:p>
          </table:table-cell>
          <table:table-cell office:value-type="string">
            <text:p>drivers/media/dvb/dvb-usb/af9015.c</text:p>
          </table:table-cell>
          <table:table-cell office:value-type="string">
            <text:p>f</text:p>
          </table:table-cell>
          <table:table-cell office:value-type="string">
            <text:p>static struct usb_device_id af9015_usb_table[] = {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Y-No function</text:p>
          </table:table-cell>
          <table:table-cell table:number-columns-repeated="6"/>
        </table:table-row>
        <table:table-row table:style-name="ro2">
          <table:table-cell office:value-type="string">
            <text:p>linux</text:p>
          </table:table-cell>
          <table:table-cell office:value-type="string">
            <text:p>ef1597d527f119f14f093a7a3712221b9cb072c0</text:p>
          </table:table-cell>
          <table:table-cell office:value-type="string">
            <text:p>c</text:p>
          </table:table-cell>
          <table:table-cell office:value-type="string">
            <text:p>fs/partitions/ibm.c</text:p>
          </table:table-cell>
          <table:table-cell office:value-type="string">
            <text:p>f</text:p>
          </table:table-cell>
          <table:table-cell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-No function found that could match this, but the individual pieces of the chunk didn't match either....</text:p>
          </table:table-cell>
          <table:table-cell table:number-columns-repeated="6"/>
        </table:table-row>
        <table:table-row table:style-name="ro2">
          <table:table-cell office:value-type="string">
            <text:p>linux</text:p>
          </table:table-cell>
          <table:table-cell office:value-type="string">
            <text:p>b46aaa02648cd8c1ebc20191304e2f6a2382d04c</text:p>
          </table:table-cell>
          <table:table-cell office:value-type="string">
            <text:p>c</text:p>
          </table:table-cell>
          <table:table-cell office:value-type="string">
            <text:p>drivers/media/video/gspca/ov519.c</text:p>
          </table:table-cell>
          <table:table-cell office:value-type="string">
            <text:p>f</text:p>
          </table:table-cell>
          <table:table-cell office:value-type="string">
            <text:p>static const struct ov_i2c_regvals norm_2610[] =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-No function</text:p>
          </table:table-cell>
          <table:table-cell table:number-columns-repeated="6"/>
        </table:table-row>
        <table:table-row table:style-name="ro2">
          <table:table-cell office:value-type="string">
            <text:p>linux</text:p>
          </table:table-cell>
          <table:table-cell office:value-type="string">
            <text:p>8562d028775e7c88fc7fa8c5deaa791392892778</text:p>
          </table:table-cell>
          <table:table-cell office:value-type="string">
            <text:p>c</text:p>
          </table:table-cell>
          <table:table-cell office:value-type="string">
            <text:p>drivers/scsi/ipr.c</text:p>
          </table:table-cell>
          <table:table-cell office:value-type="string">
            <text:p>f</text:p>
          </table:table-cell>
          <table:table-cell office:value-type="string">
            <text:p>static struct scsi_host_template driver_template = {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-No function</text:p>
          </table:table-cell>
          <table:table-cell table:number-columns-repeated="6"/>
        </table:table-row>
        <table:table-row table:style-name="ro2">
          <table:table-cell office:value-type="string">
            <text:p>linux</text:p>
          </table:table-cell>
          <table:table-cell office:value-type="string">
            <text:p>dbea1880368071dfa97d5e6aa4a368e7d0146a85</text:p>
          </table:table-cell>
          <table:table-cell office:value-type="string">
            <text:p>c</text:p>
          </table:table-cell>
          <table:table-cell office:value-type="string">
            <text:p>drivers/media/rc/redrat3.c</text:p>
          </table:table-cell>
          <table:table-cell office:value-type="string">
            <text:p>f</text:p>
          </table:table-cell>
          <table:table-cell office:value-type="string">
            <text:p>out: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N – label problem</text:p>
          </table:table-cell>
          <table:table-cell table:number-columns-repeated="6"/>
        </table:table-row>
        <table:table-row table:style-name="ro2">
          <table:table-cell office:value-type="string">
            <text:p>linux</text:p>
          </table:table-cell>
          <table:table-cell office:value-type="string">
            <text:p>a8acad70731e7d0585f25f33f8a009176f001f70</text:p>
          </table:table-cell>
          <table:table-cell office:value-type="string">
            <text:p>c</text:p>
          </table:table-cell>
          <table:table-cell office:value-type="string">
            <text:p>fs/xfs/xfs_buf.c</text:p>
          </table:table-cell>
          <table:table-cell office:value-type="string">
            <text:p>f</text:p>
          </table:table-cell>
          <table:table-cell office:value-type="string">
            <text:p>found: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N – label problem</text:p>
          </table:table-cell>
          <table:table-cell table:number-columns-repeated="6"/>
        </table:table-row>
        <table:table-row table:style-name="ro2">
          <table:table-cell office:value-type="string">
            <text:p>linux</text:p>
          </table:table-cell>
          <table:table-cell office:value-type="string">
            <text:p>e89cec7ff86febe51eff001c0bf2c81ce601cfe4</text:p>
          </table:table-cell>
          <table:table-cell office:value-type="string">
            <text:p>c</text:p>
          </table:table-cell>
          <table:table-cell office:value-type="string">
            <text:p>drivers/i2c/busses/i2c-nomadik.c</text:p>
          </table:table-cell>
          <table:table-cell office:value-type="string">
            <text:p>f</text:p>
          </table:table-cell>
          <table:table-cell office:value-type="string">
            <text:p>struct i2c_nmk_client {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Y-No function</text:p>
          </table:table-cell>
          <table:table-cell table:number-columns-repeated="6"/>
        </table:table-row>
        <table:table-row table:style-name="ro2">
          <table:table-cell office:value-type="string">
            <text:p>linux</text:p>
          </table:table-cell>
          <table:table-cell office:value-type="string">
            <text:p>26bad2c05eef400d9af16979bd96e301902ebd13</text:p>
          </table:table-cell>
          <table:table-cell office:value-type="string">
            <text:p>c</text:p>
          </table:table-cell>
          <table:table-cell office:value-type="string">
            <text:p>net/tipc/socket.c</text:p>
          </table:table-cell>
          <table:table-cell office:value-type="string">
            <text:p>f</text:p>
          </table:table-cell>
          <table:table-cell office:value-type="string">
            <text:p>restart: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 – label problem</text:p>
          </table:table-cell>
          <table:table-cell table:number-columns-repeated="6"/>
        </table:table-row>
        <table:table-row table:style-name="ro2">
          <table:table-cell office:value-type="string">
            <text:p>linux</text:p>
          </table:table-cell>
          <table:table-cell office:value-type="string">
            <text:p>4ba2d5fdcfd19de0dedf394ddc48db2f219fa89a</text:p>
          </table:table-cell>
          <table:table-cell office:value-type="string">
            <text:p>c</text:p>
          </table:table-cell>
          <table:table-cell office:value-type="string">
            <text:p>fs/hfsplus/wrapper.c</text:p>
          </table:table-cell>
          <table:table-cell office:value-type="string">
            <text:p>f</text:p>
          </table:table-cell>
          <table:table-cell office:value-type="string">
            <text:p>reread: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N – label problem</text:p>
          </table:table-cell>
          <table:table-cell table:number-columns-repeated="6"/>
        </table:table-row>
        <table:table-row table:style-name="ro2">
          <table:table-cell office:value-type="string">
            <text:p>linux</text:p>
          </table:table-cell>
          <table:table-cell office:value-type="string">
            <text:p>abb0362f49c361f71b5aa6d244d4847145ed53c1</text:p>
          </table:table-cell>
          <table:table-cell office:value-type="string">
            <text:p>c</text:p>
          </table:table-cell>
          <table:table-cell office:value-type="string">
            <text:p>drivers/media/video/bt8xx/bttv-cards.c</text:p>
          </table:table-cell>
          <table:table-cell office:value-type="string">
            <text:p>f</text:p>
          </table:table-cell>
          <table:table-cell office:value-type="string">
            <text:p>struct tvcard bttv_tvcards[] = {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Y-No function</text:p>
          </table:table-cell>
          <table:table-cell table:number-columns-repeated="6"/>
        </table:table-row>
        <table:table-row table:style-name="ro2">
          <table:table-cell office:value-type="string">
            <text:p>linux</text:p>
          </table:table-cell>
          <table:table-cell office:value-type="string">
            <text:p>2a4ceb6d3e6a566cb4a9dc8f974177f031d27cd7</text:p>
          </table:table-cell>
          <table:table-cell office:value-type="string">
            <text:p>c</text:p>
          </table:table-cell>
          <table:table-cell office:value-type="string">
            <text:p>drivers/char/agp/i460-agp.c</text:p>
          </table:table-cell>
          <table:table-cell office:value-type="string">
            <text:p>f</text:p>
          </table:table-cell>
          <table:table-cell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-change function definition, not function</text:p>
          </table:table-cell>
          <table:table-cell table:number-columns-repeated="6"/>
        </table:table-row>
        <table:table-row table:style-name="ro2">
          <table:table-cell office:value-type="string">
            <text:p>linux</text:p>
          </table:table-cell>
          <table:table-cell office:value-type="string">
            <text:p>03b79bda8d061d80a6106e257c072a2754141bab</text:p>
          </table:table-cell>
          <table:table-cell office:value-type="string">
            <text:p>c</text:p>
          </table:table-cell>
          <table:table-cell office:value-type="string">
            <text:p>drivers/thermal/spear_thermal.c</text:p>
          </table:table-cell>
          <table:table-cell office:value-type="string">
            <text:p>f</text:p>
          </table:table-cell>
          <table:table-cell office:value-type="string">
            <text:p>disable_clk: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N-label problem</text:p>
          </table:table-cell>
          <table:table-cell table:number-columns-repeated="6"/>
        </table:table-row>
        <table:table-row table:style-name="ro2">
          <table:table-cell office:value-type="string">
            <text:p>linux</text:p>
          </table:table-cell>
          <table:table-cell office:value-type="string">
            <text:p>ef6919c283257155def420bd247140e9fd2e9843</text:p>
          </table:table-cell>
          <table:table-cell office:value-type="string">
            <text:p>c</text:p>
          </table:table-cell>
          <table:table-cell office:value-type="string">
            <text:p>fs/ext2/ialloc.c</text:p>
          </table:table-cell>
          <table:table-cell office:value-type="string">
            <text:p>f</text:p>
          </table:table-cell>
          <table:table-cell office:value-type="string">
            <text:p>got: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N – label problem</text:p>
          </table:table-cell>
          <table:table-cell table:number-columns-repeated="6"/>
        </table:table-row>
        <table:table-row table:style-name="ro2">
          <table:table-cell office:value-type="string">
            <text:p>linux</text:p>
          </table:table-cell>
          <table:table-cell office:value-type="string">
            <text:p>66768eb26c471091dc4ea1ed59b4bab7edc3d7bd</text:p>
          </table:table-cell>
          <table:table-cell office:value-type="string">
            <text:p>c</text:p>
          </table:table-cell>
          <table:table-cell office:value-type="string">
            <text:p>arch/ppc64/xmon/ppc-opc.c</text:p>
          </table:table-cell>
          <table:table-cell office:value-type="string">
            <text:p>f</text:p>
          </table:table-cell>
          <table:table-cell office:value-type="string">
            <text:p>const struct powerpc_operand powerpc_operands[] =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-No function</text:p>
          </table:table-cell>
          <table:table-cell table:number-columns-repeated="6"/>
        </table:table-row>
        <table:table-row table:style-name="ro2">
          <table:table-cell office:value-type="string">
            <text:p>linux</text:p>
          </table:table-cell>
          <table:table-cell office:value-type="string">
            <text:p>944e1bffb6517590be48dd428d9b73da9fea801c</text:p>
          </table:table-cell>
          <table:table-cell office:value-type="string">
            <text:p>c</text:p>
          </table:table-cell>
          <table:table-cell office:value-type="string">
            <text:p>drivers/usb/host/ohci-omap.c</text:p>
          </table:table-cell>
          <table:table-cell office:value-type="string">
            <text:p>f</text:p>
          </table:table-cell>
          <table:table-cell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Y-No function</text:p>
          </table:table-cell>
          <table:table-cell table:number-columns-repeated="6"/>
        </table:table-row>
        <table:table-row table:style-name="ro2">
          <table:table-cell office:value-type="string">
            <text:p>linux</text:p>
          </table:table-cell>
          <table:table-cell office:value-type="string">
            <text:p>6ab3d5624e172c553004ecc862bfeac16d9d68b7</text:p>
          </table:table-cell>
          <table:table-cell office:value-type="string">
            <text:p>c</text:p>
          </table:table-cell>
          <table:table-cell office:value-type="string">
            <text:p>net/core/rtnetlink.c</text:p>
          </table:table-cell>
          <table:table-cell office:value-type="string">
            <text:p>f</text:p>
          </table:table-cell>
          <table:table-cell office:value-type="string">
            <text:p>NA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Y-No function</text:p>
          </table:table-cell>
          <table:table-cell table:number-columns-repeated="6"/>
        </table:table-row>
        <table:table-row table:style-name="ro2">
          <table:table-cell office:value-type="string">
            <text:p>linux</text:p>
          </table:table-cell>
          <table:table-cell office:value-type="string">
            <text:p>6f584cfab47173bcbf06b67cb22d519e95317311</text:p>
          </table:table-cell>
          <table:table-cell office:value-type="string">
            <text:p>c</text:p>
          </table:table-cell>
          <table:table-cell office:value-type="string">
            <text:p>arch/arm/mach-pxa/devices.c</text:p>
          </table:table-cell>
          <table:table-cell office:value-type="string">
            <text:p>f</text:p>
          </table:table-cell>
          <table:table-cell office:value-type="string">
            <text:p>NA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Y-No function</text:p>
          </table:table-cell>
          <table:table-cell table:number-columns-repeated="6"/>
        </table:table-row>
        <table:table-row table:style-name="ro2">
          <table:table-cell office:value-type="string">
            <text:p>linux</text:p>
          </table:table-cell>
          <table:table-cell office:value-type="string">
            <text:p>e5679d07a6ca5512070fb5e65dcc66eeb5087d0d</text:p>
          </table:table-cell>
          <table:table-cell office:value-type="string">
            <text:p>c</text:p>
          </table:table-cell>
          <table:table-cell office:value-type="string">
            <text:p>drivers/usb/renesas_usbhs/mod_host.c</text:p>
          </table:table-cell>
          <table:table-cell office:value-type="string">
            <text:p>f</text:p>
          </table:table-cell>
          <table:table-cell office:value-type="string">
            <text:p>static const char usbhsh_hcd_name[] = renesas_usbhs host;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Y? - These are macro definitions</text:p>
          </table:table-cell>
          <table:table-cell table:number-columns-repeated="6"/>
        </table:table-row>
        <table:table-row table:style-name="ro2">
          <table:table-cell office:value-type="string">
            <text:p>linux</text:p>
          </table:table-cell>
          <table:table-cell office:value-type="string">
            <text:p>e3ad1c23ba72214669b364c6fa304531dc768c3e</text:p>
          </table:table-cell>
          <table:table-cell office:value-type="string">
            <text:p>c</text:p>
          </table:table-cell>
          <table:table-cell office:value-type="string">
            <text:p>arch/mips/au1000/common/dbdma.c</text:p>
          </table:table-cell>
          <table:table-cell office:value-type="string">
            <text:p>f</text:p>
          </table:table-cell>
          <table:table-cell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-No function</text:p>
          </table:table-cell>
          <table:table-cell table:number-columns-repeated="6"/>
        </table:table-row>
        <table:table-row table:style-name="ro2">
          <table:table-cell office:value-type="string">
            <text:p>linux</text:p>
          </table:table-cell>
          <table:table-cell office:value-type="string">
            <text:p>9c7f852e8b2cc37da5dc5e1ba416238166a37d0f</text:p>
          </table:table-cell>
          <table:table-cell office:value-type="string">
            <text:p>c</text:p>
          </table:table-cell>
          <table:table-cell office:value-type="string">
            <text:p>sound/pci/hda/patch_realtek.c</text:p>
          </table:table-cell>
          <table:table-cell office:value-type="string">
            <text:p>f</text:p>
          </table:table-cell>
          <table:table-cell office:value-type="string">
            <text:p>static struct hda_verb alc880_volume_init_verbs[] = {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-No function</text:p>
          </table:table-cell>
          <table:table-cell table:number-columns-repeated="6"/>
        </table:table-row>
        <table:table-row table:style-name="ro2">
          <table:table-cell office:value-type="string">
            <text:p>linux</text:p>
          </table:table-cell>
          <table:table-cell office:value-type="string">
            <text:p>5eb32bd059379530fc3809a7fcf183feca75f601</text:p>
          </table:table-cell>
          <table:table-cell office:value-type="string">
            <text:p>c</text:p>
          </table:table-cell>
          <table:table-cell office:value-type="string">
            <text:p>drivers/net/fec.c</text:p>
          </table:table-cell>
          <table:table-cell office:value-type="string">
            <text:p>f</text:p>
          </table:table-cell>
          <table:table-cell office:value-type="string">
            <text:p>struct fec_enet_private {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Y-No function</text:p>
          </table:table-cell>
          <table:table-cell table:number-columns-repeated="6"/>
        </table:table-row>
        <table:table-row table:style-name="ro4">
          <table:table-cell office:value-type="string">
            <text:p>linux</text:p>
          </table:table-cell>
          <table:table-cell office:value-type="string">
            <text:p>253e05724f9230910344357b1142ad8642ff9f5a</text:p>
          </table:table-cell>
          <table:table-cell office:value-type="string">
            <text:p>c</text:p>
          </table:table-cell>
          <table:table-cell office:value-type="string">
            <text:p>drivers/usb/core/hub.c</text:p>
          </table:table-cell>
          <table:table-cell office:value-type="string">
            <text:p>f</text:p>
          </table:table-cell>
          <table:table-cell office:value-type="string">
            <text:p>struct usb_hub {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Y-No function</text:p>
          </table:table-cell>
          <table:table-cell table:number-columns-repeated="6"/>
        </table:table-row>
        <table:table-row table:style-name="ro2">
          <table:table-cell office:value-type="string">
            <text:p>linux</text:p>
          </table:table-cell>
          <table:table-cell office:value-type="string">
            <text:p>9b901ee0cb007eb4e2ee056e5b1c5c2837d53bdb</text:p>
          </table:table-cell>
          <table:table-cell office:value-type="string">
            <text:p>c</text:p>
          </table:table-cell>
          <table:table-cell office:value-type="string">
            <text:p>drivers/watchdog/wdt_pci.c</text:p>
          </table:table-cell>
          <table:table-cell office:value-type="string">
            <text:p>f</text:p>
          </table:table-cell>
          <table:table-cell office:value-type="string">
            <text:p>static struct miscdevice wdtpci_miscdev = {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Y-No function</text:p>
          </table:table-cell>
          <table:table-cell table:number-columns-repeated="6"/>
        </table:table-row>
        <table:table-row table:style-name="ro2">
          <table:table-cell office:value-type="string">
            <text:p>linux</text:p>
          </table:table-cell>
          <table:table-cell office:value-type="string">
            <text:p>88b47679746b81534002bcba42da97ab82b5d12a</text:p>
          </table:table-cell>
          <table:table-cell office:value-type="string">
            <text:p>c</text:p>
          </table:table-cell>
          <table:table-cell office:value-type="string">
            <text:p>drivers/mmc/host/sh_mobile_sdhi.c</text:p>
          </table:table-cell>
          <table:table-cell office:value-type="string">
            <text:p>f</text:p>
          </table:table-cell>
          <table:table-cell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Y-No function</text:p>
          </table:table-cell>
          <table:table-cell table:number-columns-repeated="6"/>
        </table:table-row>
        <table:table-row table:style-name="ro4">
          <table:table-cell office:value-type="string">
            <text:p>linux</text:p>
          </table:table-cell>
          <table:table-cell office:value-type="string">
            <text:p>d1bb83213d5b7b3a4e3db59179917a433f82762c</text:p>
          </table:table-cell>
          <table:table-cell office:value-type="string">
            <text:p>c</text:p>
          </table:table-cell>
          <table:table-cell office:value-type="string">
            <text:p>drivers/staging/sep/sep_driver.c</text:p>
          </table:table-cell>
          <table:table-cell office:value-type="string">
            <text:p>f</text:p>
          </table:table-cell>
          <table:table-cell office:value-type="string">
            <text:p>end_function: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Y-No function (There are several functions here, but all the changes are to comments above them)</text:p>
          </table:table-cell>
          <table:table-cell table:number-columns-repeated="6"/>
        </table:table-row>
        <table:table-row table:style-name="ro4">
          <table:table-cell office:value-type="string">
            <text:p>mongo</text:p>
          </table:table-cell>
          <table:table-cell office:value-type="string">
            <text:p>0bf559b47987c3fc4e4c5ce1b67b402a105422bd</text:p>
          </table:table-cell>
          <table:table-cell office:value-type="string">
            <text:p>cpp</text:p>
          </table:table-cell>
          <table:table-cell office:value-type="string">
            <text:p>src/mongo/db/concurrency/lock_mgr_new.cpp</text:p>
          </table:table-cell>
          <table:table-cell office:value-type="string">
            <text:p>f</text:p>
          </table:table-cell>
          <table:table-cell office:value-type="string">
            <text:p>namespace mongo {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Y-changes outside function</text:p>
          </table:table-cell>
          <table:table-cell table:number-columns-repeated="6"/>
        </table:table-row>
        <table:table-row table:style-name="ro4">
          <table:table-cell office:value-type="string">
            <text:p>mongo</text:p>
          </table:table-cell>
          <table:table-cell office:value-type="string">
            <text:p>a22732613243b36d91170d2ba6d5b492f36f3722</text:p>
          </table:table-cell>
          <table:table-cell office:value-type="string">
            <text:p>cpp</text:p>
          </table:table-cell>
          <table:table-cell office:value-type="string">
            <text:p>s/chunk.cpp</text:p>
          </table:table-cell>
          <table:table-cell office:value-type="string">
            <text:p>f</text:p>
          </table:table-cell>
          <table:table-cell office:value-type="string">
            <text:p>namespace mongo {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 – misparse</text:p>
          </table:table-cell>
          <table:table-cell table:number-columns-repeated="6"/>
        </table:table-row>
        <table:table-row table:style-name="ro4">
          <table:table-cell office:value-type="string">
            <text:p>mongo</text:p>
          </table:table-cell>
          <table:table-cell office:value-type="string">
            <text:p>5eff9e598d77ceae993de8628ed1f637a523b75b</text:p>
          </table:table-cell>
          <table:table-cell office:value-type="string">
            <text:p>cpp</text:p>
          </table:table-cell>
          <table:table-cell office:value-type="string">
            <text:p>src/mongo/db/database.cpp</text:p>
          </table:table-cell>
          <table:table-cell office:value-type="string">
            <text:p>f</text:p>
          </table:table-cell>
          <table:table-cell office:value-type="string">
            <text:p>namespace mongo {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 – misparse</text:p>
          </table:table-cell>
          <table:table-cell table:number-columns-repeated="6"/>
        </table:table-row>
        <table:table-row table:style-name="ro2">
          <table:table-cell office:value-type="string">
            <text:p>mongo</text:p>
          </table:table-cell>
          <table:table-cell office:value-type="string">
            <text:p>a22732613243b36d91170d2ba6d5b492f36f3722</text:p>
          </table:table-cell>
          <table:table-cell office:value-type="string">
            <text:p>cpp</text:p>
          </table:table-cell>
          <table:table-cell office:value-type="string">
            <text:p>db/queryutil.cpp</text:p>
          </table:table-cell>
          <table:table-cell office:value-type="string">
            <text:p>f</text:p>
          </table:table-cell>
          <table:table-cell office:value-type="string">
            <text:p>namespace mongo {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N – misparse</text:p>
          </table:table-cell>
          <table:table-cell table:number-columns-repeated="6"/>
        </table:table-row>
        <table:table-row table:style-name="ro4">
          <table:table-cell office:value-type="string">
            <text:p>mongo</text:p>
          </table:table-cell>
          <table:table-cell office:value-type="string">
            <text:p>eb719438afc316e9bf56bf716a129def27f5e768</text:p>
          </table:table-cell>
          <table:table-cell office:value-type="string">
            <text:p>cpp</text:p>
          </table:table-cell>
          <table:table-cell office:value-type="string">
            <text:p>src/mongo/s/client_info.cpp</text:p>
          </table:table-cell>
          <table:table-cell office:value-type="string">
            <text:p>f</text:p>
          </table:table-cell>
          <table:table-cell office:value-type="string">
            <text:p>namespace mongo {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 – misparse</text:p>
          </table:table-cell>
          <table:table-cell table:number-columns-repeated="6"/>
        </table:table-row>
        <table:table-row table:style-name="ro4">
          <table:table-cell office:value-type="string">
            <text:p>mysql</text:p>
          </table:table-cell>
          <table:table-cell office:value-type="string">
            <text:p>42db113c75b044d5d561362fb89b10fea96ddb4b</text:p>
          </table:table-cell>
          <table:table-cell office:value-type="string">
            <text:p>cc</text:p>
          </table:table-cell>
          <table:table-cell office:value-type="string">
            <text:p>sql/sql_profile.cc</text:p>
          </table:table-cell>
          <table:table-cell office:value-type="string">
            <text:p>f</text:p>
          </table:table-cell>
          <table:table-cell office:value-type="string">
            <text:p>ST_FIELD_INFO query_profile_statistics_info[]=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8">
            <text:p>18</text:p>
          </table:table-cell>
          <table:table-cell table:number-columns-repeated="7"/>
        </table:table-row>
        <table:table-row table:style-name="ro2">
          <table:table-cell office:value-type="string">
            <text:p>mysql</text:p>
          </table:table-cell>
          <table:table-cell office:value-type="string">
            <text:p>60ccfec8a232ad49813ec29d6dbbc6d145769e2a</text:p>
          </table:table-cell>
          <table:table-cell office:value-type="string">
            <text:p>cc</text:p>
          </table:table-cell>
          <table:table-cell office:value-type="string">
            <text:p>sql/mysqld.cc</text:p>
          </table:table-cell>
          <table:table-cell office:value-type="string">
            <text:p>f</text:p>
          </table:table-cell>
          <table:table-cell office:value-type="string">
            <text:p>static bool opt_console=0;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mysql</text:p>
          </table:table-cell>
          <table:table-cell office:value-type="string">
            <text:p>80287c01a3d23922db51c2edb259bfd8073a3669</text:p>
          </table:table-cell>
          <table:table-cell office:value-type="string">
            <text:p>cc</text:p>
          </table:table-cell>
          <table:table-cell office:value-type="string">
            <text:p>sql/mf_iocache.cc</text:p>
          </table:table-cell>
          <table:table-cell office:value-type="string">
            <text:p>f</text:p>
          </table:table-cell>
          <table:table-cell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mysql</text:p>
          </table:table-cell>
          <table:table-cell office:value-type="string">
            <text:p>4ab461a2cbe407c0b39889bcfc0d3dcb74264208</text:p>
          </table:table-cell>
          <table:table-cell office:value-type="string">
            <text:p>cc</text:p>
          </table:table-cell>
          <table:table-cell office:value-type="string">
            <text:p>sql/sql_update.cc</text:p>
          </table:table-cell>
          <table:table-cell office:value-type="string">
            <text:p>f</text:p>
          </table:table-cell>
          <table:table-cell office:value-type="string">
            <text:p>reopen_tables: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mysql</text:p>
          </table:table-cell>
          <table:table-cell office:value-type="string">
            <text:p>c4f677df85af10562dbb73745d5da73c4fd0839b</text:p>
          </table:table-cell>
          <table:table-cell office:value-type="string">
            <text:p>c</text:p>
          </table:table-cell>
          <table:table-cell office:value-type="string">
            <text:p>row/row0mysql.c</text:p>
          </table:table-cell>
          <table:table-cell office:value-type="string">
            <text:p>f</text:p>
          </table:table-cell>
          <table:table-cell office:value-type="string">
            <text:p>do not allow the TRUNCATE. We also reserve the data dictionary latch. */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 office:value-type="string">
            <text:p>mysql</text:p>
          </table:table-cell>
          <table:table-cell office:value-type="string">
            <text:p>d38dd708905191dd2c75646814061e399d08abd8</text:p>
          </table:table-cell>
          <table:table-cell office:value-type="string">
            <text:p>c</text:p>
          </table:table-cell>
          <table:table-cell office:value-type="string">
            <text:p>bdb/libdb_java/java_Db.c</text:p>
          </table:table-cell>
          <table:table-cell office:value-type="string">
            <text:p>f</text:p>
          </table:table-cell>
          <table:table-cell office:value-type="string">
            <text:p>JNIEXPORT void JNICALL Java_com_sleepycat_db_Db__1ini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7"/>
        </table:table-row>
        <table:table-row table:style-name="ro4">
          <table:table-cell office:value-type="string">
            <text:p>mysql</text:p>
          </table:table-cell>
          <table:table-cell office:value-type="string">
            <text:p>c9b58ad68dce030c0cdca3c3e2805a6b88d385aa</text:p>
          </table:table-cell>
          <table:table-cell office:value-type="string">
            <text:p>cpp</text:p>
          </table:table-cell>
          <table:table-cell office:value-type="string">
            <text:p>storage/ndb/tools/restore/restore_main.cpp</text:p>
          </table:table-cell>
          <table:table-cell office:value-type="string">
            <text:p>f</text:p>
          </table:table-cell>
          <table:table-cell office:value-type="string">
            <text:p>static struct my_option my_long_options[] =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numpy</text:p>
          </table:table-cell>
          <table:table-cell office:value-type="string">
            <text:p>727cbc4a71aa088d479dd4b3508a0f5cc16cbf7b</text:p>
          </table:table-cell>
          <table:table-cell office:value-type="string">
            <text:p>c</text:p>
          </table:table-cell>
          <table:table-cell office:value-type="string">
            <text:p>numpy/random/mtrand/mtrand.c</text:p>
          </table:table-cell>
          <table:table-cell office:value-type="string">
            <text:p>f</text:p>
          </table:table-cell>
          <table:table-cell office:value-type="string">
            <text:p>static char __pyx_k__random_sample[] = random_sample;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opencv</text:p>
          </table:table-cell>
          <table:table-cell office:value-type="string">
            <text:p>aa19fd500c9a5394faa61551a2f48f7584324834</text:p>
          </table:table-cell>
          <table:table-cell office:value-type="string">
            <text:p>cpp</text:p>
          </table:table-cell>
          <table:table-cell office:value-type="string">
            <text:p>modules/contrib/src/chamfermatching.cpp</text:p>
          </table:table-cell>
          <table:table-cell office:value-type="string">
            <text:p>f</text:p>
          </table:table-cell>
          <table:table-cell office:value-type="string">
            <text:p>class ChamferMatcher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opencv</text:p>
          </table:table-cell>
          <table:table-cell office:value-type="string">
            <text:p>fa93b724ee219a48b9715555825639ee3f2cac83</text:p>
          </table:table-cell>
          <table:table-cell office:value-type="string">
            <text:p>cpp</text:p>
          </table:table-cell>
          <table:table-cell office:value-type="string">
            <text:p>modules/core/src/opengl_interop.cpp</text:p>
          </table:table-cell>
          <table:table-cell office:value-type="string">
            <text:p>f</text:p>
          </table:table-cell>
          <table:table-cell office:value-type="string">
            <text:p>public: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opencv</text:p>
          </table:table-cell>
          <table:table-cell office:value-type="string">
            <text:p>19ce8c7f12c558aa78e7fec424c55766f4e4ba43</text:p>
          </table:table-cell>
          <table:table-cell office:value-type="string">
            <text:p>c</text:p>
          </table:table-cell>
          <table:table-cell office:value-type="string">
            <text:p>3rdparty/zlib/gzread.c</text:p>
          </table:table-cell>
          <table:table-cell office:value-type="string">
            <text:p>f</text:p>
          </table:table-cell>
          <table:table-cell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opencv</text:p>
          </table:table-cell>
          <table:table-cell office:value-type="string">
            <text:p>c64a15294d5ee5ff120d7d121125ebd8e69a124c</text:p>
          </table:table-cell>
          <table:table-cell office:value-type="string">
            <text:p>cpp</text:p>
          </table:table-cell>
          <table:table-cell office:value-type="string">
            <text:p>samples/directx/d3d11_interop.cpp</text:p>
          </table:table-cell>
          <table:table-cell office:value-type="string">
            <text:p>f</text:p>
          </table:table-cell>
          <table:table-cell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phantomjs</text:p>
          </table:table-cell>
          <table:table-cell office:value-type="string">
            <text:p>cf12fc4a236e071382e9e6b9c391b606eac17ea1</text:p>
          </table:table-cell>
          <table:table-cell office:value-type="string">
            <text:p>cpp</text:p>
          </table:table-cell>
          <table:table-cell office:value-type="string">
            <text:p>src/qt/src/3rdparty/webkit/Source/WebCore/generated/JSIDBAny.cpp</text:p>
          </table:table-cell>
          <table:table-cell office:value-type="string">
            <text:p>f</text:p>
          </table:table-cell>
          <table:table-cell office:value-type="string">
            <text:p>Mock_Function_For_Assert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phantomjs</text:p>
          </table:table-cell>
          <table:table-cell office:value-type="string">
            <text:p>cf12fc4a236e071382e9e6b9c391b606eac17ea1</text:p>
          </table:table-cell>
          <table:table-cell office:value-type="string">
            <text:p>cpp</text:p>
          </table:table-cell>
          <table:table-cell office:value-type="string">
            <text:p>src/qt/src/3rdparty/webkit/Source/WebCore/platform/network/qt/NetworkStateNotifierQt.cpp</text:p>
          </table:table-cell>
          <table:table-cell office:value-type="string">
            <text:p>f</text:p>
          </table:table-cell>
          <table:table-cell office:value-type="string">
            <text:p>Mock_Function_For_Assert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hantomjs</text:p>
          </table:table-cell>
          <table:table-cell office:value-type="string">
            <text:p>cf12fc4a236e071382e9e6b9c391b606eac17ea1</text:p>
          </table:table-cell>
          <table:table-cell office:value-type="string">
            <text:p>cpp</text:p>
          </table:table-cell>
          <table:table-cell office:value-type="string">
            <text:p>src/qt/src/3rdparty/webkit/Source/WebCore/generated/JSSVGUseElement.cpp</text:p>
          </table:table-cell>
          <table:table-cell office:value-type="string">
            <text:p>f</text:p>
          </table:table-cell>
          <table:table-cell office:value-type="string">
            <text:p>Mock_Function_For_Assert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php-src</text:p>
          </table:table-cell>
          <table:table-cell office:value-type="string">
            <text:p>2181ed2e2ab0c137d843e2ebea1d7d92e7d9b759</text:p>
          </table:table-cell>
          <table:table-cell office:value-type="string">
            <text:p>c</text:p>
          </table:table-cell>
          <table:table-cell office:value-type="string">
            <text:p>ext/fileinfo/data_file.c</text:p>
          </table:table-cell>
          <table:table-cell office:value-type="string">
            <text:p>f</text:p>
          </table:table-cell>
          <table:table-cell office:value-type="string">
            <text:p>const unsigned char php_magic_database[2795208] = {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 office:value-type="string">
            <text:p>php-src</text:p>
          </table:table-cell>
          <table:table-cell office:value-type="string">
            <text:p>10367fa7c6a4a2cf9bee02d8905e284185428f09</text:p>
          </table:table-cell>
          <table:table-cell office:value-type="string">
            <text:p>c</text:p>
          </table:table-cell>
          <table:table-cell office:value-type="string">
            <text:p>ext/fileinfo/data_file.c</text:p>
          </table:table-cell>
          <table:table-cell office:value-type="string">
            <text:p>f</text:p>
          </table:table-cell>
          <table:table-cell office:value-type="string">
            <text:p>const unsigned char php_magic_database[2279632] = {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4">
          <table:table-cell office:value-type="string">
            <text:p>php-src</text:p>
          </table:table-cell>
          <table:table-cell office:value-type="string">
            <text:p>b625661248572f2080ba8e5d17cc994462e90f4c</text:p>
          </table:table-cell>
          <table:table-cell office:value-type="string">
            <text:p>c</text:p>
          </table:table-cell>
          <table:table-cell office:value-type="string">
            <text:p>Zend/zend_language_scanner.c</text:p>
          </table:table-cell>
          <table:table-cell office:value-type="string">
            <text:p>f</text:p>
          </table:table-cell>
          <table:table-cell office:value-type="string">
            <text:p>yy389: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hp-src</text:p>
          </table:table-cell>
          <table:table-cell office:value-type="string">
            <text:p>10367fa7c6a4a2cf9bee02d8905e284185428f09</text:p>
          </table:table-cell>
          <table:table-cell office:value-type="string">
            <text:p>c</text:p>
          </table:table-cell>
          <table:table-cell office:value-type="string">
            <text:p>ext/fileinfo/data_file.c</text:p>
          </table:table-cell>
          <table:table-cell office:value-type="string">
            <text:p>f</text:p>
          </table:table-cell>
          <table:table-cell office:value-type="string">
            <text:p>const unsigned char php_magic_database[2279632] = {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php-src</text:p>
          </table:table-cell>
          <table:table-cell office:value-type="string">
            <text:p>2181ed2e2ab0c137d843e2ebea1d7d92e7d9b759</text:p>
          </table:table-cell>
          <table:table-cell office:value-type="string">
            <text:p>c</text:p>
          </table:table-cell>
          <table:table-cell office:value-type="string">
            <text:p>ext/fileinfo/data_file.c</text:p>
          </table:table-cell>
          <table:table-cell office:value-type="string">
            <text:p>f</text:p>
          </table:table-cell>
          <table:table-cell office:value-type="string">
            <text:p>const unsigned char php_magic_database[2795208] = {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php-src</text:p>
          </table:table-cell>
          <table:table-cell office:value-type="string">
            <text:p>10367fa7c6a4a2cf9bee02d8905e284185428f09</text:p>
          </table:table-cell>
          <table:table-cell office:value-type="string">
            <text:p>c</text:p>
          </table:table-cell>
          <table:table-cell office:value-type="string">
            <text:p>ext/fileinfo/data_file.c</text:p>
          </table:table-cell>
          <table:table-cell office:value-type="string">
            <text:p>f</text:p>
          </table:table-cell>
          <table:table-cell office:value-type="string">
            <text:p>const unsigned char php_magic_database[2279632] = {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php-src</text:p>
          </table:table-cell>
          <table:table-cell office:value-type="string">
            <text:p>c9d0894ec5872f035bb2d6f1ad78fbcdf2cf20ff</text:p>
          </table:table-cell>
          <table:table-cell office:value-type="string">
            <text:p>c</text:p>
          </table:table-cell>
          <table:table-cell office:value-type="string">
            <text:p>ext/fileinfo/data_file.c</text:p>
          </table:table-cell>
          <table:table-cell office:value-type="string">
            <text:p>f</text:p>
          </table:table-cell>
          <table:table-cell office:value-type="string">
            <text:p>const unsigned char php_magic_database[2803888] = {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php-src</text:p>
          </table:table-cell>
          <table:table-cell office:value-type="string">
            <text:p>db0fcc6d11df86ebd9936e00b26602be477fc4b5</text:p>
          </table:table-cell>
          <table:table-cell office:value-type="string">
            <text:p>c</text:p>
          </table:table-cell>
          <table:table-cell office:value-type="string">
            <text:p>main/output.c</text:p>
          </table:table-cell>
          <table:table-cell office:value-type="string">
            <text:p>f</text:p>
          </table:table-cell>
          <table:table-cell office:value-type="string">
            <text:p>typedef struct {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7"/>
        </table:table-row>
        <table:table-row table:style-name="ro2">
          <table:table-cell office:value-type="string">
            <text:p>php-src</text:p>
          </table:table-cell>
          <table:table-cell office:value-type="string">
            <text:p>7a29c8f38677d1c7474c979836562488f6bbadec</text:p>
          </table:table-cell>
          <table:table-cell office:value-type="string">
            <text:p>c</text:p>
          </table:table-cell>
          <table:table-cell office:value-type="string">
            <text:p>ext/fileinfo/data_file.c</text:p>
          </table:table-cell>
          <table:table-cell office:value-type="string">
            <text:p>f</text:p>
          </table:table-cell>
          <table:table-cell office:value-type="string">
            <text:p>const unsigned char php_magic_database[1678848] = {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7"/>
        </table:table-row>
        <table:table-row table:style-name="ro2">
          <table:table-cell office:value-type="string">
            <text:p>php-src</text:p>
          </table:table-cell>
          <table:table-cell office:value-type="string">
            <text:p>27e41ff48cb942bd8102967b5d59080acaa6a161</text:p>
          </table:table-cell>
          <table:table-cell office:value-type="string">
            <text:p>c</text:p>
          </table:table-cell>
          <table:table-cell office:value-type="string">
            <text:p>ext/spl/php_spl.c</text:p>
          </table:table-cell>
          <table:table-cell office:value-type="string">
            <text:p>f</text:p>
          </table:table-cell>
          <table:table-cell office:value-type="string">
            <text:p>static const zend_module_dep spl_deps[] = {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4">
          <table:table-cell office:value-type="string">
            <text:p>php-src</text:p>
          </table:table-cell>
          <table:table-cell office:value-type="string">
            <text:p>2d4b399fe1c09357b28c7b6cc1ccf1c032ed2bda</text:p>
          </table:table-cell>
          <table:table-cell office:value-type="string">
            <text:p>c</text:p>
          </table:table-cell>
          <table:table-cell office:value-type="string">
            <text:p>ext/date/lib/parse_date.c</text:p>
          </table:table-cell>
          <table:table-cell office:value-type="string">
            <text:p>f</text:p>
          </table:table-cell>
          <table:table-cell office:value-type="string">
            <text:p>yy1232: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php-src</text:p>
          </table:table-cell>
          <table:table-cell office:value-type="string">
            <text:p>10367fa7c6a4a2cf9bee02d8905e284185428f09</text:p>
          </table:table-cell>
          <table:table-cell office:value-type="string">
            <text:p>c</text:p>
          </table:table-cell>
          <table:table-cell office:value-type="string">
            <text:p>ext/fileinfo/data_file.c</text:p>
          </table:table-cell>
          <table:table-cell office:value-type="string">
            <text:p>f</text:p>
          </table:table-cell>
          <table:table-cell office:value-type="string">
            <text:p>const unsigned char php_magic_database[2279632] = {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php-src</text:p>
          </table:table-cell>
          <table:table-cell office:value-type="string">
            <text:p>2181ed2e2ab0c137d843e2ebea1d7d92e7d9b759</text:p>
          </table:table-cell>
          <table:table-cell office:value-type="string">
            <text:p>c</text:p>
          </table:table-cell>
          <table:table-cell office:value-type="string">
            <text:p>ext/fileinfo/data_file.c</text:p>
          </table:table-cell>
          <table:table-cell office:value-type="string">
            <text:p>f</text:p>
          </table:table-cell>
          <table:table-cell office:value-type="string">
            <text:p>const unsigned char php_magic_database[2795208] = {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php-src</text:p>
          </table:table-cell>
          <table:table-cell office:value-type="string">
            <text:p>f53367171161e4a9ec8543e45e9041385d1465a3</text:p>
          </table:table-cell>
          <table:table-cell office:value-type="string">
            <text:p>c</text:p>
          </table:table-cell>
          <table:table-cell office:value-type="string">
            <text:p>ext/date/lib/parse_date.c</text:p>
          </table:table-cell>
          <table:table-cell office:value-type="string">
            <text:p>f</text:p>
          </table:table-cell>
          <table:table-cell office:value-type="string">
            <text:p>yy1456: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7"/>
        </table:table-row>
        <table:table-row table:style-name="ro2">
          <table:table-cell office:value-type="string">
            <text:p>php-src</text:p>
          </table:table-cell>
          <table:table-cell office:value-type="string">
            <text:p>10367fa7c6a4a2cf9bee02d8905e284185428f09</text:p>
          </table:table-cell>
          <table:table-cell office:value-type="string">
            <text:p>c</text:p>
          </table:table-cell>
          <table:table-cell office:value-type="string">
            <text:p>ext/fileinfo/data_file.c</text:p>
          </table:table-cell>
          <table:table-cell office:value-type="string">
            <text:p>f</text:p>
          </table:table-cell>
          <table:table-cell office:value-type="string">
            <text:p>const unsigned char php_magic_database[2279632] = {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hp-src</text:p>
          </table:table-cell>
          <table:table-cell office:value-type="string">
            <text:p>2181ed2e2ab0c137d843e2ebea1d7d92e7d9b759</text:p>
          </table:table-cell>
          <table:table-cell office:value-type="string">
            <text:p>c</text:p>
          </table:table-cell>
          <table:table-cell office:value-type="string">
            <text:p>ext/fileinfo/data_file.c</text:p>
          </table:table-cell>
          <table:table-cell office:value-type="string">
            <text:p>f</text:p>
          </table:table-cell>
          <table:table-cell office:value-type="string">
            <text:p>const unsigned char php_magic_database[2795208] = {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4">
          <table:table-cell office:value-type="string">
            <text:p>php-src</text:p>
          </table:table-cell>
          <table:table-cell office:value-type="string">
            <text:p>3e543f246446e7eba4c0edb9936874949543334a</text:p>
          </table:table-cell>
          <table:table-cell office:value-type="string">
            <text:p>c</text:p>
          </table:table-cell>
          <table:table-cell office:value-type="string">
            <text:p>ext/fileinfo/data_file.c</text:p>
          </table:table-cell>
          <table:table-cell office:value-type="string">
            <text:p>f</text:p>
          </table:table-cell>
          <table:table-cell office:value-type="string">
            <text:p>const unsigned char php_magic_database[1627584] = {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4">
          <table:table-cell office:value-type="string">
            <text:p>php-src</text:p>
          </table:table-cell>
          <table:table-cell office:value-type="string">
            <text:p>532674945c2a9f8f3a367c68545d768398ec4924</text:p>
          </table:table-cell>
          <table:table-cell office:value-type="string">
            <text:p>c</text:p>
          </table:table-cell>
          <table:table-cell office:value-type="string">
            <text:p>ext/sqlite3/libsqlite/sqlite3.c</text:p>
          </table:table-cell>
          <table:table-cell office:value-type="string">
            <text:p>f</text:p>
          </table:table-cell>
          <table:table-cell office:value-type="string">
            <text:p>struct FuncDef {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php-src</text:p>
          </table:table-cell>
          <table:table-cell office:value-type="string">
            <text:p>10367fa7c6a4a2cf9bee02d8905e284185428f09</text:p>
          </table:table-cell>
          <table:table-cell office:value-type="string">
            <text:p>c</text:p>
          </table:table-cell>
          <table:table-cell office:value-type="string">
            <text:p>ext/fileinfo/data_file.c</text:p>
          </table:table-cell>
          <table:table-cell office:value-type="string">
            <text:p>f</text:p>
          </table:table-cell>
          <table:table-cell office:value-type="string">
            <text:p>const unsigned char php_magic_database[2279632] = {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4">
          <table:table-cell office:value-type="string">
            <text:p>php-src</text:p>
          </table:table-cell>
          <table:table-cell office:value-type="string">
            <text:p>5bd93221a8d7f697cad7aeda4f10da08372315e0</text:p>
          </table:table-cell>
          <table:table-cell office:value-type="string">
            <text:p>c</text:p>
          </table:table-cell>
          <table:table-cell office:value-type="string">
            <text:p>ext/standard/iptc.c</text:p>
          </table:table-cell>
          <table:table-cell office:value-type="string">
            <text:p>f</text:p>
          </table:table-cell>
          <table:table-cell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 office:value-type="string">
            <text:p>rethinkdb</text:p>
          </table:table-cell>
          <table:table-cell office:value-type="string">
            <text:p>a50212bc31d53eac5951c32700bdd4fab0225c74</text:p>
          </table:table-cell>
          <table:table-cell office:value-type="string">
            <text:p>cc</text:p>
          </table:table-cell>
          <table:table-cell office:value-type="string">
            <text:p>src/rdb_protocol/protocol.cc</text:p>
          </table:table-cell>
          <table:table-cell office:value-type="string">
            <text:p>f</text:p>
          </table:table-cell>
          <table:table-cell office:value-type="string">
            <text:p>struct write_visitor_t : public boost::static_visitor&lt;void&gt; {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rethinkdb</text:p>
          </table:table-cell>
          <table:table-cell office:value-type="string">
            <text:p>1b836b1bf82d07a4ac1f3f4c3644fc29cd9ed27a</text:p>
          </table:table-cell>
          <table:table-cell office:value-type="string">
            <text:p>cc</text:p>
          </table:table-cell>
          <table:table-cell office:value-type="string">
            <text:p>src/memcached/memcached_btree/rget.cc</text:p>
          </table:table-cell>
          <table:table-cell office:value-type="string">
            <text:p>f</text:p>
          </table:table-cell>
          <table:table-cell office:value-type="string">
            <text:p>public: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rocksdb</text:p>
          </table:table-cell>
          <table:table-cell office:value-type="string">
            <text:p>476416c27c0cdd5791e33a69786857ad6a5e9789</text:p>
          </table:table-cell>
          <table:table-cell office:value-type="string">
            <text:p>cc</text:p>
          </table:table-cell>
          <table:table-cell office:value-type="string">
            <text:p>db/version_set.cc</text:p>
          </table:table-cell>
          <table:table-cell office:value-type="string">
            <text:p>f</text:p>
          </table:table-cell>
          <table:table-cell office:value-type="string">
            <text:p>class VersionSet::Builder {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TrinityCore</text:p>
          </table:table-cell>
          <table:table-cell office:value-type="string">
            <text:p>b4d4e04f53b447a7b6cfba1c7161d9c987260265</text:p>
          </table:table-cell>
          <table:table-cell office:value-type="string">
            <text:p>cpp</text:p>
          </table:table-cell>
          <table:table-cell office:value-type="string">
            <text:p>src/server/scripts/Northrend/Ulduar/Ulduar/boss_xt002.cpp</text:p>
          </table:table-cell>
          <table:table-cell office:value-type="string">
            <text:p>f</text:p>
          </table:table-cell>
          <table:table-cell office:value-type="string">
            <text:p>class mob_life_spark : public CreatureScrip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7"/>
        </table:table-row>
        <table:table-row table:style-name="ro2">
          <table:table-cell office:value-type="string">
            <text:p>TrinityCore</text:p>
          </table:table-cell>
          <table:table-cell office:value-type="string">
            <text:p>e6185c92fc224e5427e634fdb1d44565a0fcf269</text:p>
          </table:table-cell>
          <table:table-cell office:value-type="string">
            <text:p>cpp</text:p>
          </table:table-cell>
          <table:table-cell office:value-type="string">
            <text:p>src/server/scripts/Kalimdor/TempleOfAhnQiraj/boss_huhuran.cpp</text:p>
          </table:table-cell>
          <table:table-cell office:value-type="string">
            <text:p>f</text:p>
          </table:table-cell>
          <table:table-cell office:value-type="string">
            <text:p>public: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TrinityCore</text:p>
          </table:table-cell>
          <table:table-cell office:value-type="string">
            <text:p>2f79b0f266e48778f13f9e183b41bfd8baa6f8bd</text:p>
          </table:table-cell>
          <table:table-cell office:value-type="string">
            <text:p>cpp</text:p>
          </table:table-cell>
          <table:table-cell office:value-type="string">
            <text:p>src/server/scripts/Outland/Auchindoun/SethekkHalls/boss_tailonking_ikiss.cpp</text:p>
          </table:table-cell>
          <table:table-cell office:value-type="string">
            <text:p>f</text:p>
          </table:table-cell>
          <table:table-cell office:value-type="string">
            <text:p>public: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TrinityCore</text:p>
          </table:table-cell>
          <table:table-cell office:value-type="string">
            <text:p>73172c67f02b8f2649b762262d54aea7b7f94d07</text:p>
          </table:table-cell>
          <table:table-cell office:value-type="string">
            <text:p>cpp</text:p>
          </table:table-cell>
          <table:table-cell office:value-type="string">
            <text:p>src/server/scripts/Commands/cs_misc.cpp</text:p>
          </table:table-cell>
          <table:table-cell office:value-type="string">
            <text:p>f</text:p>
          </table:table-cell>
          <table:table-cell office:value-type="string">
            <text:p>public: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TrinityCore</text:p>
          </table:table-cell>
          <table:table-cell office:value-type="string">
            <text:p>24ae6a6802da5fc3f90b075d21cd4275e7138441</text:p>
          </table:table-cell>
          <table:table-cell office:value-type="string">
            <text:p>cpp</text:p>
          </table:table-cell>
          <table:table-cell office:value-type="string">
            <text:p>src/server/scripts/Northrend/CrusadersColiseum/TrialOfTheCrusader/boss_twin_valkyr.cpp</text:p>
          </table:table-cell>
          <table:table-cell office:value-type="string">
            <text:p>f</text:p>
          </table:table-cell>
          <table:table-cell office:value-type="string">
            <text:p>class boss_fjola : public CreatureScrip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TrinityCore</text:p>
          </table:table-cell>
          <table:table-cell office:value-type="string">
            <text:p>2874864bc015e035dca2f369a7a681460018823c</text:p>
          </table:table-cell>
          <table:table-cell office:value-type="string">
            <text:p>cpp</text:p>
          </table:table-cell>
          <table:table-cell office:value-type="string">
            <text:p>src/bindings/scripts/scripts/northrend/naxxramas/boss_thaddius.cpp</text:p>
          </table:table-cell>
          <table:table-cell office:value-type="string">
            <text:p>f</text:p>
          </table:table-cell>
          <table:table-cell office:value-type="string">
            <text:p>struct TRINITY_DLL_DECL boss_thaddiusAI : public BossAI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TrinityCore</text:p>
          </table:table-cell>
          <table:table-cell office:value-type="string">
            <text:p>f296095191c7b5c6b10f79c2b1433dc227a462f5</text:p>
          </table:table-cell>
          <table:table-cell office:value-type="string">
            <text:p>cpp</text:p>
          </table:table-cell>
          <table:table-cell office:value-type="string">
            <text:p>src/server/scripts/Northrend/IcecrownCitadel/boss_professor_putricide.cpp</text:p>
          </table:table-cell>
          <table:table-cell office:value-type="string">
            <text:p>f</text:p>
          </table:table-cell>
          <table:table-cell office:value-type="string">
            <text:p>class spell_putricide_mutation_init : public SpellScriptLoader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TrinityCore</text:p>
          </table:table-cell>
          <table:table-cell office:value-type="string">
            <text:p>73172c67f02b8f2649b762262d54aea7b7f94d07</text:p>
          </table:table-cell>
          <table:table-cell office:value-type="string">
            <text:p>cpp</text:p>
          </table:table-cell>
          <table:table-cell office:value-type="string">
            <text:p>src/server/scripts/Commands/cs_misc.cpp</text:p>
          </table:table-cell>
          <table:table-cell office:value-type="string">
            <text:p>f</text:p>
          </table:table-cell>
          <table:table-cell office:value-type="string">
            <text:p>public: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xbmc</text:p>
          </table:table-cell>
          <table:table-cell office:value-type="string">
            <text:p>b5a960b23e9086ba5425d0fd9440e135c06105e0</text:p>
          </table:table-cell>
          <table:table-cell office:value-type="string">
            <text:p>cpp</text:p>
          </table:table-cell>
          <table:table-cell office:value-type="string">
            <text:p>xbmc/interfaces/legacy/Control.cpp</text:p>
          </table:table-cell>
          <table:table-cell office:value-type="string">
            <text:p>f</text:p>
          </table:table-cell>
          <table:table-cell office:value-type="string">
            <text:p>namespace XBMCAddon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xbmc</text:p>
          </table:table-cell>
          <table:table-cell office:value-type="string">
            <text:p>8e1f62cc1b80918d723edc40e7b2a903cbef96e2</text:p>
          </table:table-cell>
          <table:table-cell office:value-type="string">
            <text:p>cpp</text:p>
          </table:table-cell>
          <table:table-cell office:value-type="string">
            <text:p>xbmc/Application.cpp</text:p>
          </table:table-cell>
          <table:table-cell office:value-type="string">
            <text:p>f</text:p>
          </table:table-cell>
          <table:table-cell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xbmc</text:p>
          </table:table-cell>
          <table:table-cell office:value-type="string">
            <text:p>deaf42121d1974f26ef872263651242fba3fe011</text:p>
          </table:table-cell>
          <table:table-cell office:value-type="string">
            <text:p>cpp</text:p>
          </table:table-cell>
          <table:table-cell office:value-type="string">
            <text:p>xbmc/windows/GUIWindowFileManager.cpp</text:p>
          </table:table-cell>
          <table:table-cell office:value-type="string">
            <text:p>f</text:p>
          </table:table-cell>
          <table:table-cell office:value-type="string">
            <text:p>NA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4">
          <table:table-cell table:style-name="ce2"/>
          <table:table-cell/>
          <table:table-cell table:style-name="Default" table:number-columns-repeated="8"/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database-ranges>
        <table:database-range table:target-range-address="Sheet1.A1:Sheet1.J1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Grande" svg:font-family="LucidaGrande"/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5">04/25/2016</text:date>, <text:time>15:00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sey Casalnuovo</meta:initial-creator>
    <meta:creation-date>2016-04-24T21:33:23</meta:creation-date>
    <dc:date>2016-04-25T15:00:40</dc:date>
    <dc:creator>Casey Casalnuovo</dc:creator>
    <meta:editing-duration>PT17H14M36S</meta:editing-duration>
    <meta:editing-cycles>13</meta:editing-cycles>
    <meta:generator>OpenOffice/4.1.2$Unix OpenOffice.org_project/412m3$Build-9782</meta:generator>
    <meta:document-statistic meta:table-count="3" meta:cell-count="1053" meta:object-count="0"/>
  </office:meta>
</office:document-meta>
</file>